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style:text-underline-style="non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Liberation Serif1" fo:font-size="12pt" style:text-underline-style="none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1" fo:font-size="12pt" style:text-underline-style="solid" style:text-underline-width="auto" style:text-underline-color="font-color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14" style:family="paragraph" style:parent-style-name="Standard" style:list-style-name="L1">
      <style:text-properties style:text-underline-style="none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0% 100%" style:font-name="Liberation Serif1" fo:font-size="12pt" style:text-underline-style="solid" style:text-underline-width="auto" style:text-underline-color="font-color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 style:list-style-name="L5">
      <style:paragraph-properties fo:text-align="start" style:justify-single-word="false"/>
    </style:style>
    <style:style style:name="P28" style:family="paragraph" style:parent-style-name="Standard" style:list-style-name="L12">
      <style:paragraph-properties fo:text-align="start" style:justify-single-word="false"/>
    </style:style>
    <style:style style:name="P29" style:family="paragraph" style:parent-style-name="Standard" style:list-style-name="L13">
      <style:paragraph-properties fo:text-align="start" style:justify-single-word="false"/>
    </style:style>
    <style:style style:name="P30" style:family="paragraph" style:parent-style-name="Standard" style:list-style-name="L14">
      <style:paragraph-properties fo:text-align="start" style:justify-single-word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style:text-underline-style="none"/>
    </style:style>
    <style:style style:name="T7" style:family="text">
      <style:text-properties style:text-position="sub 58%" style:font-name="Liberation Serif1" style:font-name-asian="Liberation Serif1" style:font-name-complex="Liberation Serif1"/>
    </style:style>
    <style:style style:name="T8" style:family="text">
      <style:text-properties style:text-position="sub 58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font-name="Liberation Serif1" fo:font-size="12pt" style:text-underline-style="solid" style:text-underline-width="auto" style:text-underline-color="font-color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T12" style:family="text">
      <style:text-properties style:text-position="0% 100%" style:font-name="Liberation Serif1"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13" style:family="text"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14" style:family="text">
      <style:text-properties style:text-position="0% 100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15" style:family="text">
      <style:text-properties style:text-position="super 58%" style:text-underline-style="none"/>
    </style:style>
    <style:style style:name="T16" style:family="text">
      <style:text-properties style:text-position="super 58%" style:font-name="Liberation Serif1" style:font-name-asian="Liberation Serif1" style:font-name-complex="Liberation Serif1"/>
    </style:style>
    <style:style style:name="T17" style:family="text">
      <style:text-properties style:text-position="super 58%" style:font-name="Liberation Serif1" fo:font-size="12pt" style:text-underline-style="none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style:text-underline-style="solid" style:text-underline-type="double" style:text-underline-width="auto" style:text-underline-color="font-color" style:font-name-asian="Liberation Serif1" style:font-name-complex="Liberation Serif1"/>
    </style:style>
    <style:style style:name="T20" style:family="text">
      <style:text-properties style:text-position="-33%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en der Spannungserzeugung:</text:p>
      <text:list xml:id="list1831896542" text:style-name="L1">
        <text:list-item>
          <text:p text:style-name="P14">chemische Reaktionen</text:p>
        </text:list-item>
        <text:list-item>
          <text:p text:style-name="P14">durch Wärmewirkung</text:p>
        </text:list-item>
        <text:list-item>
          <text:p text:style-name="P14">(durch Lichteinwirkung)</text:p>
        </text:list-item>
        <text:list-item>
          <text:p text:style-name="P14">durch Kristallverformung (Piezokristall)</text:p>
        </text:list-item>
        <text:list-item>
          <text:p text:style-name="P14">durch Induktion</text:p>
        </text:list-item>
        <text:list-item>
          <text:p text:style-name="P14">durch Reibung</text:p>
        </text:list-item>
      </text:list>
      <text:p text:style-name="P2"/>
      <text:p text:style-name="P3">Elektrischer Strom</text:p>
      <text:p text:style-name="P4">Ist die gerichtete Bewegung von <text:span text:style-name="T1">frei beweglichen</text:span> Ladungsträgern. (Elektronen und Ionen)</text:p>
      <text:p text:style-name="P4"/>
      <text:p text:style-name="P4"><text:tab/> <text:s text:c="46"/><draw:frame draw:style-name="fr1" draw:name="Objekt1" text:anchor-type="as-char" svg:y="-0.619cm" svg:width="2.923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text:tab/><text:tab/><text:tab/> <text:s text:c="10"/><text:tab/> <text:s text:c="16"/><draw:frame draw:style-name="fr1" draw:name="Objekt2" text:anchor-type="as-char" svg:y="-0.619cm" svg:width="1.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Bedingungen für den Stromfluss:</text:p>
      <text:list xml:id="list247604346" text:style-name="L2">
        <text:list-item>
          <text:list>
            <text:list-item>
              <text:list>
                <text:list-item>
                  <text:p text:style-name="P15">Es muss eine Spannung anliegen</text:p>
                </text:list-item>
                <text:list-item>
                  <text:p text:style-name="P15">Elektrischer Leiter muss vorhanden sein</text:p>
                </text:list-item>
                <text:list-item>
                  <text:p text:style-name="P15">Geschlossener Stromkreis</text:p>
                </text:list-item>
              </text:list>
            </text:list-item>
          </text:list>
        </text:list-item>
      </text:list>
      <text:p text:style-name="P4"/>
      <text:p text:style-name="P5">Gebräuchliche Angaben von Strömen:</text:p>
      <text:list xml:id="list303259297" text:style-name="L3">
        <text:list-item>
          <text:p text:style-name="P16">16 A <text:tab/><text:tab/> → Sicherungsgröße</text:p>
        </text:list-item>
        <text:list-item>
          <text:p text:style-name="P16">200 mA <text:tab/> → Gerätesicherung</text:p>
        </text:list-item>
        <text:list-item>
          <text:p text:style-name="P16">30 mA <text:tab/><text:tab/> → RCI (FI - Schutzschalter)</text:p>
        </text:list-item>
        <text:list-item>
          <text:p text:style-name="P16">100 A – 10 kA <text:s/>→ Energieübertragung</text:p>
        </text:list-item>
      </text:list>
      <text:p text:style-name="P4"/>
      <text:p text:style-name="P4">Seite 367 Aufgabe 2</text:p>
      <text:p text:style-name="P4">geg: I = 4,5 A</text:p>
      <text:p text:style-name="P4"><text:s text:c="8"/>t = 1s</text:p>
      <text:p text:style-name="P4"/>
      <text:p text:style-name="P4">ges: Q</text:p>
      <text:p text:style-name="P4"/>
      <text:p text:style-name="P4">Lös: <draw:frame draw:style-name="fr1" draw:name="Objekt3" text:anchor-type="as-char" svg:y="-0.621cm" svg:width="1.161cm" svg:height="1cm" draw:z-index="58"><draw:object xlink:href="./Object 4" xlink:type="simple" xlink:show="embed" xlink:actuate="onLoad"/><draw:image xlink:href="./ObjectReplacements/Object 4" xlink:type="simple" xlink:show="embed" xlink:actuate="onLoad"/></draw:frame>|*t</text:p>
      <text:p text:style-name="P4"><text:s text:c="6"/><draw:frame draw:style-name="fr1" draw:name="Objekt4" text:anchor-type="as-char" svg:y="-0.377cm" svg:width="1.503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text:tab/><text:span text:style-name="T2">Q = 4,5 C</text:span></text:p>
      <text:p text:style-name="P4"/>
      <text:p text:style-name="P4"/>
      <text:p text:style-name="P5">Stromdichte:<text:span text:style-name="T3"> <text:s/></text:span></text:p>
      <text:p text:style-name="P4"/>
      <text:p text:style-name="P5"><text:span text:style-name="T3"><draw:frame draw:style-name="fr1" draw:name="Objekt6" text:anchor-type="as-char" svg:y="-0.619cm" svg:width="4.738cm" svg:height="0.998cm" draw:z-index="4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3"><draw:frame draw:style-name="fr1" draw:name="Objekt5" text:anchor-type="as-char" svg:y="-0.619cm" svg:width="1.933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eispiel:</text:p>
      <text:p text:style-name="P4">Eine 100W Halogenlampe in einer Schreibtischleuchte ist über eine NYM (0.75mm²) angeschlossen und wird von einem Strom 435mA durch flossen. </text:p>
      <text:p text:style-name="P4">Berechnen Sie</text:p>
      <text:p text:style-name="P4"><text:tab/>a.) die Stromdichte in der Zuleitung</text:p>
      <text:p text:style-name="P4"><text:tab/>b.) die Stromdichte in der Glühwendel (Drahtdurchmesser 0.043mm)</text:p>
      <text:p text:style-name="P4"/>
      <text:p text:style-name="P4">geg: I=435mA</text:p>
      <text:p text:style-name="P5"><text:span text:style-name="T3"><text:s text:c="8"/>A</text:span><text:span text:style-name="T6">Leitung</text:span><text:span text:style-name="T10">=0.75mm²</text:span></text:p>
      <text:p text:style-name="P5"><text:span text:style-name="T10"><text:s text:c="8"/>d</text:span><text:span text:style-name="T6">Wolfram</text:span><text:span text:style-name="T10">=0,043mm</text:span></text:p>
      <text:p text:style-name="P6"/>
      <text:p text:style-name="P5"><text:span text:style-name="T10">Lösung: </text:span><text:span text:style-name="T10"><draw:frame draw:style-name="fr1" draw:name="Objekt7" text:anchor-type="as-char" svg:y="-0.621cm" svg:width="1.207cm" svg:height="1cm" draw:z-index="6"><draw:object xlink:href="./Object 7" xlink:type="simple" xlink:show="embed" xlink:actuate="onLoad"/><draw:image xlink:href="./ObjectReplacements/Object 7" xlink:type="simple" xlink:show="embed" xlink:actuate="onLoad"/><svg:desc>Formel</svg:desc></draw:frame></text:span></text:p>
      <text:p text:style-name="P6"/>
      <text:p text:style-name="P5"><text:span text:style-name="T10"><text:tab/></text:span><text:span text:style-name="T10"><draw:frame draw:style-name="fr1" draw:name="Objekt8" text:anchor-type="as-char" svg:y="-0.621cm" svg:width="2.445cm" svg:height="1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span></text:p>
      <text:p text:style-name="P6"><text:tab/></text:p>
      <text:p text:style-name="P5"><text:span text:style-name="T10"><text:tab/></text:span><text:span text:style-name="T9">S = 0,58 A/mm²</text:span></text:p>
      <text:p text:style-name="P6"/>
      <text:p text:style-name="P5"><text:span text:style-name="T10"><text:tab/>A</text:span><text:span text:style-name="T6">Wolfram</text:span><text:span text:style-name="T10">=1,45 * 10</text:span><text:span text:style-name="T15">-3</text:span></text:p>
      <text:p text:style-name="P6"/>
      <text:p text:style-name="P5"><text:span text:style-name="T10"><text:tab/></text:span><text:span text:style-name="T9">S = 0.3 A/mm²</text:span></text:p>
      <text:p text:style-name="P6"/>
      <text:p text:style-name="P8">Ohm' sches Gesetz</text:p>
      <text:p text:style-name="P7">es gilt:</text:p>
      <text:list xml:id="list1690791219" text:style-name="L4">
        <text:list-item>
          <text:p text:style-name="P17">U ~ I bei R=const.</text:p>
        </text:list-item>
        <text:list-item>
          <text:p text:style-name="P17">I ~ 1/R bei U=const.<text:tab/>=&gt; R = U/I</text:p>
        </text:list-item>
        <text:list-item>
          <text:p text:style-name="P17">U ~ R bei I=const.</text:p>
        </text:list-item>
      </text:list>
      <text:p text:style-name="P7"/>
      <text:p text:style-name="P9">Temperaturabhängigkeit von Widerständen</text:p>
      <text:p text:style-name="P7">Prinzip: Mit steigender Temperatur schwingen die Atomrümpfe breiter</text:p>
      <text:p text:style-name="P7"><text:tab/> <text:s/><text:tab/>=&gt; der Widerstand für den Stromfluss steigt</text:p>
      <text:p text:style-name="P7">Es gilt: <draw:frame draw:style-name="fr1" draw:name="Objekt9" text:anchor-type="as-char" svg:y="-0.377cm" svg:width="2.589cm" svg:height="0.531cm" draw:z-index="8"><draw:object xlink:href="./Object 9" xlink:type="simple" xlink:show="embed" xlink:actuate="onLoad"/><draw:image xlink:href="./ObjectReplacements/Object 9" xlink:type="simple" xlink:show="embed" xlink:actuate="onLoad"/></draw:frame><text:tab/>R<text:span text:style-name="T5">W</text:span> = R nach Erwärmung</text:p>
      <text:p text:style-name="P7"><text:tab/><text:tab/><text:tab/><text:tab/>R<text:span text:style-name="T5">20</text:span> = R bei 20 °C</text:p>
      <text:p text:style-name="P7"><text:tab/><draw:frame draw:style-name="fr1" draw:name="Objekt10" text:anchor-type="as-char" svg:y="-0.377cm" svg:width="3.371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8">∆</text:span>R = <text:span text:style-name="T18">α</text:span><text:span text:style-name="T5">20</text:span><text:tab/><text:tab/><text:span text:style-name="T18">∆</text:span>R = Widerstandsänderung</text:p>
      <text:p text:style-name="P7"><text:tab/><text:tab/><text:tab/><text:tab/><text:span text:style-name="T18">α</text:span><text:span text:style-name="T5">20</text:span> = Temperaturänderung eines Werkstoffes</text:p>
      <text:p text:style-name="P7"><text:tab/><draw:frame draw:style-name="fr1" draw:name="Objekt11" text:anchor-type="as-char" svg:y="-0.377cm" svg:width="4.203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∆δΩα</text:p>
      <text:p text:style-name="P10"/>
      <text:p text:style-name="P10">Welche Endtemperatur erreicht eine Magnetspule eines Netzteiles deren Widerstand bei 20 °C 850Ω und im Betrieb auf 1071Ω ansteigt. </text:p>
      <text:p text:style-name="P7"><text:span text:style-name="T18">Geg: α</text:span><text:span text:style-name="T7">20</text:span><text:span text:style-name="T18"> von Kupfer 4*10</text:span><text:span text:style-name="T16">-3</text:span><text:span text:style-name="T18"> 1/k</text:span></text:p>
      <text:p text:style-name="P7"><text:span text:style-name="T18"><text:s text:c="9"/>R</text:span><text:span text:style-name="T7">20</text:span><text:span text:style-name="T18"> = 850Ω</text:span></text:p>
      <text:p text:style-name="P7"><text:span text:style-name="T18"><text:s text:c="9"/>R</text:span><text:span text:style-name="T7">W</text:span><text:span text:style-name="T18"> = 1071Ω</text:span></text:p>
      <text:p text:style-name="P10">Ges: ∆δ</text:p>
      <text:p text:style-name="P7"><text:span text:style-name="T18">Lösung: R</text:span><text:span text:style-name="T7">W</text:span><text:span text:style-name="T18">-R</text:span><text:span text:style-name="T7">20</text:span><text:span text:style-name="T18">=R</text:span><text:span text:style-name="T7">20</text:span><text:span text:style-name="T18">*α</text:span><text:span text:style-name="T7">20</text:span><text:span text:style-name="T18">*∆δ</text:span></text:p>
      <text:p text:style-name="P7"><text:span text:style-name="T18"><text:tab/> <text:s/></text:span><text:span text:style-name="T18"><draw:frame draw:style-name="fr1" draw:name="Objekt12" text:anchor-type="as-char" svg:y="-0.619cm" svg:width="2.993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7"><text:span text:style-name="T18"><text:tab/> <text:s text:c="2"/></text:span><text:span text:style-name="T19">∆δ=65 K</text:span></text:p>
      <text:p text:style-name="P10"><text:tab/><text:tab/><text:tab/>=&gt; Die Endtemperatur beträgt 85 °C</text:p>
      <text:p text:style-name="P10"/>
      <text:p text:style-name="P10"/>
      <text:p text:style-name="P12"><text:soft-page-break/>Elektrische Leistung, Arbeit, Wirkungsgrad</text:p>
      <text:p text:style-name="P13"/>
      <text:p text:style-name="P13">1. Elektrische Leistung:</text:p>
      <text:p text:style-name="P10"><text:tab/><draw:frame draw:style-name="fr1" draw:name="Objekt13" text:anchor-type="as-char" svg:y="-0.377cm" svg:width="1.741cm" svg:height="0.467cm" draw:z-index="36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<draw:line text:anchor-type="paragraph" draw:z-index="3" draw:style-name="gr1" draw:text-style-name="P33" svg:x1="2.215cm" svg:y1="0.159cm" svg:x2="2.215cm" svg:y2="1.429cm"><text:p/></draw:line><draw:line text:anchor-type="paragraph" draw:z-index="12" draw:style-name="gr1" draw:text-style-name="P33" svg:x1="2.215cm" svg:y1="0.159cm" svg:x2="4.438cm" svg:y2="1.085cm"><text:p/></draw:line><text:tab/></text:p>
      <text:p text:style-name="P10"/>
      <text:p text:style-name="P10"/>
      <text:p text:style-name="P10"><text:tab/><draw:frame draw:style-name="fr1" draw:name="Objekt14" text:anchor-type="as-char" svg:y="-0.437cm" svg:width="1.81cm" svg:height="0.527cm" draw:z-index="37"><draw:object xlink:href="./Object 14" xlink:type="simple" xlink:show="embed" xlink:actuate="onLoad"/><draw:image xlink:href="./ObjectReplacements/Object 14" xlink:type="simple" xlink:show="embed" xlink:actuate="onLoad"/></draw:frame><text:tab/><draw:frame draw:style-name="fr1" draw:name="Objekt15" text:anchor-type="as-char" svg:y="-0.619cm" svg:width="1.42cm" svg:height="0.998cm" draw:z-index="38"><draw:object xlink:href="./Object 15" xlink:type="simple" xlink:show="embed" xlink:actuate="onLoad"/><draw:image xlink:href="./ObjectReplacements/Object 15" xlink:type="simple" xlink:show="embed" xlink:actuate="onLoad"/></draw:frame><text:tab/></text:p>
      <text:p text:style-name="P10"/>
      <text:p text:style-name="P10">Verlustleistungshyperbel</text:p>
      <text:p text:style-name="P10">→ Gibt an bei welchen Maximalwerten ein Bauteil belastbar ist.</text:p>
      <text:p text:style-name="P10">Seite 382</text:p>
      <text:p text:style-name="P10"/>
      <text:p text:style-name="P10">Messung der Leistung</text:p>
      <text:p text:style-name="P10">→ </text:p>
      <text:p text:style-name="P10"/>
      <text:p text:style-name="P10"/>
      <text:p text:style-name="P12">Reihenschaltung von Verbrauchern</text:p>
      <text:p text:style-name="P13"/>
      <text:p text:style-name="P10"><draw:frame text:anchor-type="paragraph" draw:z-index="29" draw:style-name="gr9" svg:width="0.556cm" svg:height="0.53cm" svg:x="4.2cm" svg:y="0.034cm"><draw:text-box><text:p>I</text:p></draw:text-box></draw:frame><text:tab/>→ Schaltung:</text:p>
      <text:p text:style-name="P10"><draw:custom-shape text:anchor-type="paragraph" draw:z-index="13" draw:style-name="gr2" draw:text-style-name="P33" svg:width="0.371cm" svg:height="0.371cm" svg:x="3.935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draw:text-style-name="P33" svg:width="0.371cm" svg:height="0.371cm" svg:x="10.873cm" svg:y="0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svg:width="1.641cm" svg:height="0.503cm" svg:x="4.861cm" svg:y="0.288cm"><text:p text:style-name="P33">R1</text:p><draw:enhanced-geometry svg:viewBox="0 0 21600 21600" draw:type="rectangle" draw:enhanced-path="M 0 0 L 21600 0 21600 21600 0 21600 0 0 Z N"/></draw:custom-shape><draw:custom-shape text:anchor-type="paragraph" draw:z-index="16" draw:style-name="gr3" svg:width="1.641cm" svg:height="0.503cm" svg:x="6.925cm" svg:y="0.288cm"><text:p text:style-name="P33">R2</text:p><draw:enhanced-geometry svg:viewBox="0 0 21600 21600" draw:type="rectangle" draw:enhanced-path="M 0 0 L 21600 0 21600 21600 0 21600 0 0 Z N"/></draw:custom-shape><draw:custom-shape text:anchor-type="paragraph" draw:z-index="17" draw:style-name="gr3" svg:width="1.641cm" svg:height="0.503cm" svg:x="8.909cm" svg:y="0.288cm"><text:p text:style-name="P33">R3</text:p><draw:enhanced-geometry svg:viewBox="0 0 21600 21600" draw:type="rectangle" draw:enhanced-path="M 0 0 L 21600 0 21600 21600 0 21600 0 0 Z N"/></draw:custom-shape><draw:line text:anchor-type="paragraph" draw:z-index="28" draw:style-name="gr8" draw:text-style-name="P33" svg:x1="4.2cm" svg:y1="0.076cm" svg:x2="4.65cm" svg:y2="0.076cm"><text:p/></draw:line></text:p>
      <text:p text:style-name="P10"><draw:line text:anchor-type="paragraph" draw:z-index="18" draw:style-name="gr4" draw:text-style-name="P33" svg:x1="4.306cm" svg:y1="0.092cm" svg:x2="4.862cm" svg:y2="0.092cm"><text:p/></draw:line><draw:line text:anchor-type="paragraph" draw:z-index="19" draw:style-name="gr4" draw:text-style-name="P33" svg:x1="6.502cm" svg:y1="0.065cm" svg:x2="6.925cm" svg:y2="0.065cm"><text:p/></draw:line><draw:line text:anchor-type="paragraph" draw:z-index="20" draw:style-name="gr4" draw:text-style-name="P33" svg:x1="8.565cm" svg:y1="0.065cm" svg:x2="8.909cm" svg:y2="0.065cm"><text:p/></draw:line><draw:line text:anchor-type="paragraph" draw:z-index="21" draw:style-name="gr4" draw:text-style-name="P33" svg:x1="10.55cm" svg:y1="0.065cm" svg:x2="10.873cm" svg:y2="0.065cm"><text:p/></draw:line><draw:path text:anchor-type="paragraph" draw:z-index="22" draw:style-name="gr4" draw:text-style-name="P33" svg:width="1.107cm" svg:height="2.046cm" draw:transform="rotate (-1.15261543801706) translate (6.35365553258733cm -0.51266495613749cm)" svg:viewBox="0 0 1108 2047" svg:d="m0 2009c366 163 472-245 655-432 185-188 269-460 347-715 84-273 212-612-51-862l24 11"><text:p/></draw:path><draw:path text:anchor-type="paragraph" draw:z-index="23" draw:style-name="gr4" draw:text-style-name="P33" svg:width="1.327cm" svg:height="1.624cm" draw:transform="rotate (-0.982794901798007) translate (8.06273829388418cm -0.543276935848039cm)" svg:viewBox="0 0 1328 1625" svg:d="m0 1622c292 23 607-102 785-367 148-220 307-429 462-646l81-264-132-279-51-66"><text:p/></draw:path><draw:path text:anchor-type="paragraph" draw:z-index="24" draw:style-name="gr4" draw:text-style-name="P33" svg:width="1.867cm" svg:height="0.529cm" draw:transform="rotate (-0.21868975527489) translate (8.88483061123612cm -0.0490095659288755cm)" svg:viewBox="0 0 1868 530" svg:d="m0 497c294 39 599 52 893-9 258-54 522-95 769-198l206-290v0"><text:p/></draw:path></text:p>
      <text:p text:style-name="P10"><draw:frame text:anchor-type="paragraph" draw:z-index="25" draw:style-name="gr5" svg:width="0.53cm" svg:height="0.59cm" svg:x="5.311cm" svg:y="0.3cm"><draw:text-box><text:p>U<text:span text:style-name="T20">1</text:span></text:p></draw:text-box></draw:frame><draw:frame text:anchor-type="paragraph" draw:z-index="26" draw:style-name="gr6" svg:width="0.662cm" svg:height="0.59cm" svg:x="7.428cm" svg:y="0.346cm"><draw:text-box><text:p>U<text:span text:style-name="T20">2</text:span></text:p></draw:text-box></draw:frame><draw:frame text:anchor-type="paragraph" draw:z-index="27" draw:style-name="gr7" svg:width="0.9cm" svg:height="0.59cm" svg:x="9.544cm" svg:y="0.293cm"><draw:text-box><text:p>U<text:span text:style-name="T20">3</text:span></text:p></draw:text-box></draw:frame><draw:path text:anchor-type="paragraph" draw:z-index="30" draw:style-name="gr4" draw:text-style-name="P33" svg:width="2.71cm" svg:height="6.05cm" draw:transform="rotate (-1.24913214565234) translate (10.0977192157342cm -1.85781859623983cm)" svg:viewBox="0 0 2711 6051" svg:d="m0 6049c307 15 622-47 895-175 287-135 426-448 644-678 189-200 259-490 335-753 79-273 223-519 343-778 114-247 172-521 259-778 86-253 189-518 151-787-41-289 99-543 83-837-16-301 21-642-209-878l-201-234-200-151"><text:p/></draw:path></text:p>
      <text:p text:style-name="P10"/>
      <text:p text:style-name="P10"/>
      <text:p text:style-name="P10"/>
      <text:list xml:id="list991830388" text:style-name="L5">
        <text:list-item>
          <text:p text:style-name="P27">Gerätesicherung zu Gerät</text:p>
        </text:list-item>
        <text:list-item>
          <text:p text:style-name="P19">Reihenschaltung von Batterien</text:p>
        </text:list-item>
        <text:list-item>
          <text:p text:style-name="P19">Vorwiderstand zu Halbleiterbauelementen</text:p>
        </text:list-item>
      </text:list>
      <text:p text:style-name="P10"/>
      <text:p text:style-name="P10"><text:tab/>→ Gesetzmäßigkeiten:</text:p>
      <text:list xml:id="list149610505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R<text:span text:style-name="T5">ges</text:span> = R<text:span text:style-name="T5">1</text:span> + R<text:span text:style-name="T5">2</text:span> + R<text:span text:style-name="T5">3</text:span> + … R<text:span text:style-name="T5">n</text:span></text:p>
                        </text:list-item>
                        <text:list-item>
                          <text:p text:style-name="P20">I ist überall gleich</text:p>
                        </text:list-item>
                        <text:list-item>
                          <text:p text:style-name="P20">U<text:span text:style-name="T5">ges</text:span> = U<text:span text:style-name="T5">1</text:span> + U<text:span text:style-name="T5">2</text:span> + U<text:span text:style-name="T5">3</text:span> + … U<text:span text:style-name="T5">n</text:span></text:p>
                        </text:list-item>
                        <text:list-item>
                          <text:p text:style-name="P20">Maschensatz</text:p>
                          <text:list>
                            <text:list-header>
                              <text:p text:style-name="P20">→ In einer Masche ist die Summe aller vorzeichenbehafteten <text:s/></text:p>
                              <text:p text:style-name="P20"><text:s text:c="5"/>Spannungen gleich „0“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42097514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Spannungsteilerregel</text:p>
                          <text:list>
                            <text:list-header>
                              <text:p text:style-name="P21">→ Spannungen verhalten sich wie Ihre dazu gehörigen Widerstände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text:tab/><text:tab/><draw:frame draw:style-name="fr1" draw:name="Objekt16" text:anchor-type="as-char" svg:y="-0.684cm" svg:width="2.111cm" svg:height="1.125cm" draw:z-index="51"><draw:object xlink:href="./Object 16" xlink:type="simple" xlink:show="embed" xlink:actuate="onLoad"/><draw:image xlink:href="./ObjectReplacements/Object 16" xlink:type="simple" xlink:show="embed" xlink:actuate="onLoad"/></draw:frame> <text:s text:c="2"/><draw:frame draw:style-name="fr1" draw:name="Objekt17" text:anchor-type="as-char" svg:y="-0.683cm" svg:width="1.716cm" svg:height="1.124cm" draw:z-index="52"><draw:object xlink:href="./Object 17" xlink:type="simple" xlink:show="embed" xlink:actuate="onLoad"/><draw:image xlink:href="./ObjectReplacements/Object 17" xlink:type="simple" xlink:show="embed" xlink:actuate="onLoad"/></draw:frame></text:p>
      <text:list xml:id="list133192343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P<text:span text:style-name="T5">ges</text:span> = P<text:span text:style-name="T5">1</text:span> + P<text:span text:style-name="T5">2</text:span> + P<text:span text:style-name="T5">3</text:span> + … P<text:span text:style-name="T5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Parrallelschaltung von Verbrauchern</text:p>
      <text:p text:style-name="P11"/>
      <text:p text:style-name="P13"><draw:custom-shape text:anchor-type="paragraph" draw:z-index="32" draw:style-name="gr3" svg:width="1.641cm" svg:height="0.503cm" svg:x="5.655cm" svg:y="0.097cm"><text:p text:style-name="P33">R1</text:p><draw:enhanced-geometry svg:viewBox="0 0 21600 21600" draw:type="rectangle" draw:enhanced-path="M 0 0 L 21600 0 21600 21600 0 21600 0 0 Z N"/></draw:custom-shape><draw:line text:anchor-type="paragraph" draw:z-index="41" draw:style-name="gr4" draw:text-style-name="P33" svg:x1="5.655cm" svg:y1="0.326cm" svg:x2="4.279cm" svg:y2="0.326cm"><text:p/></draw:line><draw:line text:anchor-type="paragraph" draw:z-index="42" draw:style-name="gr4" draw:text-style-name="P33" svg:x1="8.671cm" svg:y1="0.347cm" svg:x2="7.295cm" svg:y2="0.347cm"><text:p/></draw:line><draw:line text:anchor-type="paragraph" draw:z-index="45" draw:style-name="gr4" draw:text-style-name="P33" svg:x1="4.279cm" svg:y1="0.326cm" svg:x2="4.279cm" svg:y2="1.208cm"><text:p/></draw:line><draw:line text:anchor-type="paragraph" draw:z-index="47" draw:style-name="gr4" draw:text-style-name="P33" svg:x1="8.671cm" svg:y1="0.347cm" svg:x2="8.724cm" svg:y2="1.181cm"><text:p/></draw:line>Schaltung:</text:p>
      <text:p text:style-name="P10"/>
      <text:p text:style-name="P10"><draw:path text:anchor-type="paragraph" draw:z-index="57" draw:style-name="gr10" draw:text-style-name="P33" svg:width="6.112cm" svg:height="4.54cm" draw:transform="skewX (-7.62356644535332E-017) rotate (-0.588001424996891) translate (5.38433024635124cm 0.16879363739366cm)" svg:viewBox="0 0 6113 4541" svg:d="m0 4520c432 22 868 37 1299-7 283-29 587-73 829-235 257-171 539-298 785-491 227-179 486-322 712-507 276-225 523-488 793-719 245-210 480-437 689-682 212-249 322-552 507-815 176-251 292-544 396-837l103-227"><text:p/></draw:path><draw:line text:anchor-type="paragraph" draw:z-index="56" draw:style-name="gr4" draw:text-style-name="P33" svg:x1="10.761cm" svg:y1="0.385cm" svg:x2="10.761cm" svg:y2="3.057cm"><text:p/></draw:line><draw:line text:anchor-type="paragraph" draw:z-index="55" draw:style-name="gr4" draw:text-style-name="P33" svg:x1="2.85cm" svg:y1="0.411cm" svg:x2="2.85cm" svg:y2="3.463cm"><text:p/></draw:line><draw:line text:anchor-type="paragraph" draw:z-index="54" draw:style-name="gr4" draw:text-style-name="P33" svg:x1="8.856cm" svg:y1="0.385cm" svg:x2="10.761cm" svg:y2="0.385cm"><text:p/></draw:line><draw:line text:anchor-type="paragraph" draw:z-index="53" draw:style-name="gr4" draw:text-style-name="P33" svg:x1="4.067cm" svg:y1="0.411cm" svg:x2="2.85cm" svg:y2="0.411cm"><text:p/></draw:line><draw:custom-shape text:anchor-type="paragraph" draw:z-index="50" draw:style-name="gr2" draw:text-style-name="P33" svg:width="0.371cm" svg:height="0.371cm" svg:x="10.523cm" svg:y="2.9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2" draw:text-style-name="P33" svg:width="0.371cm" svg:height="0.371cm" svg:x="2.639cm" svg:y="3.4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style-name="gr4" draw:text-style-name="P33" svg:x1="8.671cm" svg:y1="1.385cm" svg:x2="8.671cm" svg:y2="0.702cm"><text:p/></draw:line><draw:line text:anchor-type="paragraph" draw:z-index="46" draw:style-name="gr4" draw:text-style-name="P33" svg:x1="4.279cm" svg:y1="1.401cm" svg:x2="4.279cm" svg:y2="0.605cm"><text:p/></draw:line><draw:line text:anchor-type="paragraph" draw:z-index="44" draw:style-name="gr4" draw:text-style-name="P33" svg:x1="8.671cm" svg:y1="1.385cm" svg:x2="7.295cm" svg:y2="1.385cm"><text:p/></draw:line><draw:line text:anchor-type="paragraph" draw:z-index="43" draw:style-name="gr4" draw:text-style-name="P33" svg:x1="5.655cm" svg:y1="1.401cm" svg:x2="4.279cm" svg:y2="1.401cm"><text:p/></draw:line><draw:line text:anchor-type="paragraph" draw:z-index="40" draw:style-name="gr4" draw:text-style-name="P33" svg:x1="7.295cm" svg:y1="0.385cm" svg:x2="8.486cm" svg:y2="0.385cm"><text:p/></draw:line><draw:line text:anchor-type="paragraph" draw:z-index="39" draw:style-name="gr4" draw:text-style-name="P33" svg:x1="4.438cm" svg:y1="0.437cm" svg:x2="5.655cm" svg:y2="0.437cm"><text:p/></draw:line><draw:custom-shape text:anchor-type="paragraph" draw:z-index="35" draw:style-name="gr2" draw:text-style-name="P33" svg:width="0.371cm" svg:height="0.371cm" svg:x="8.486cm" svg:y="0.2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3" svg:width="1.641cm" svg:height="0.503cm" svg:x="5.655cm" svg:y="1.134cm"><text:p text:style-name="P33">R3</text:p><draw:enhanced-geometry svg:viewBox="0 0 21600 21600" draw:type="rectangle" draw:enhanced-path="M 0 0 L 21600 0 21600 21600 0 21600 0 0 Z N"/></draw:custom-shape><draw:custom-shape text:anchor-type="paragraph" draw:z-index="33" draw:style-name="gr3" svg:width="1.641cm" svg:height="0.503cm" svg:x="5.655cm" svg:y="0.129cm"><text:p text:style-name="P33">R2</text:p><draw:enhanced-geometry svg:viewBox="0 0 21600 21600" draw:type="rectangle" draw:enhanced-path="M 0 0 L 21600 0 21600 21600 0 21600 0 0 Z N"/></draw:custom-shape><draw:custom-shape text:anchor-type="paragraph" draw:z-index="31" draw:style-name="gr2" draw:text-style-name="P33" svg:width="0.371cm" svg:height="0.371cm" svg:x="4.068cm" svg:y="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595242447" text:style-name="L9">
        <text:list-item>
          <text:list>
            <text:list-item>
              <text:list>
                <text:list-item>
                  <text:p text:style-name="P23"><draw:frame draw:style-name="fr1" draw:name="Objekt18" text:anchor-type="as-char" svg:y="-0.377cm" svg:width="3.48cm" svg:height="0.531cm" draw:z-index="59"><draw:object xlink:href="./Object 18" xlink:type="simple" xlink:show="embed" xlink:actuate="onLoad"/><draw:image xlink:href="./ObjectReplacements/Object 18" xlink:type="simple" xlink:show="embed" xlink:actuate="onLoad"/></draw:frame></text:p>
                </text:list-item>
                <text:list-item>
                  <text:p text:style-name="P23"><text:s/>Strom teilt sich auf</text:p>
                </text:list-item>
              </text:list>
            </text:list-item>
          </text:list>
        </text:list-item>
      </text:list>
      <text:p text:style-name="P10"><text:tab/><text:tab/><text:tab/>→ <draw:frame draw:style-name="fr1" draw:name="Objekt19" text:anchor-type="as-char" svg:y="-0.377cm" svg:width="2.933cm" svg:height="0.531cm" draw:z-index="60"><draw:object xlink:href="./Object 19" xlink:type="simple" xlink:show="embed" xlink:actuate="onLoad"/><draw:image xlink:href="./ObjectReplacements/Object 19" xlink:type="simple" xlink:show="embed" xlink:actuate="onLoad"/></draw:frame></text:p>
      <text:list xml:id="list1873754957" text:style-name="L10">
        <text:list-item>
          <text:list>
            <text:list-item>
              <text:list>
                <text:list-item>
                  <text:p text:style-name="P24"><draw:frame draw:style-name="fr1" draw:name="Objekt20" text:anchor-type="as-char" svg:y="-0.619cm" svg:width="3.545cm" svg:height="1.062cm" draw:z-index="61"><draw:object xlink:href="./Object 20" xlink:type="simple" xlink:show="embed" xlink:actuate="onLoad"/><draw:image xlink:href="./ObjectReplacements/Object 20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0"><text:tab/><text:tab/><text:tab/>→ <draw:frame draw:style-name="fr1" draw:name="Objekt21" text:anchor-type="as-char" svg:y="-0.619cm" svg:width="3.545cm" svg:height="1.062cm" draw:z-index="62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text:tab/><text:tab/>Der Gesamtwiderstand ist immer kleiner als der kleinste Teilwiderstand</text:p>
      <text:p text:style-name="P10"><text:tab/><text:tab/>Für 2 parallele Widerstände gilt:</text:p>
      <text:p text:style-name="P10"><text:tab/><text:tab/><text:tab/><text:tab/><draw:frame draw:style-name="fr1" draw:name="Objekt22" text:anchor-type="as-char" svg:y="-0.683cm" svg:width="2.512cm" svg:height="1.124cm" draw:z-index="63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3">Gesetzmäßigkeiten:</text:p>
      <text:p text:style-name="P10"><text:tab/><text:tab/>1.) Knotenpunktsatz</text:p>
      <text:p text:style-name="P10"><text:tab/><text:tab/> <text:s text:c="5"/>Die Summe aller zum Knotenpunkte hinfließenden Ströme ist gleich der</text:p>
      <text:p text:style-name="P10"><text:tab/><text:tab/> <text:s text:c="5"/>Summe der vom Knotenpunkt wegfließenden Ströme.</text:p>
      <text:p text:style-name="P10"/>
      <text:p text:style-name="P13"><text:span text:style-name="T3"><text:tab/><text:tab/><text:tab/></text:span><text:span text:style-name="T3"><draw:frame draw:style-name="fr1" draw:name="Objekt23" text:anchor-type="as-char" svg:y="-0.432cm" svg:width="2.903cm" svg:height="0.587cm" draw:z-index="64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0"/>
      <text:p text:style-name="P10"><text:tab/><text:tab/>2.) Stromteilerregel</text:p>
      <text:p text:style-name="P13"><text:span text:style-name="T3"><text:tab/><text:tab/> <text:s text:c="5"/>wenn u gleich konstant verhalten sich die Ströme </text:span><text:span text:style-name="T4">umgekehrt</text:span><text:span text:style-name="T3"> wie ihr dazu <text:tab/><text:tab/><text:tab/> <text:s text:c="5"/>gehörigen Widerstände</text:span></text:p>
      <text:p text:style-name="P13"><text:span text:style-name="T3"><text:tab/><text:tab/><text:tab/></text:span><text:span text:style-name="T3"><draw:frame draw:style-name="fr1" draw:name="Objekt24" text:anchor-type="as-char" svg:y="-0.377cm" svg:width="1.977cm" svg:height="0.531cm" draw:z-index="65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3"><text:span text:style-name="T3"><text:tab/><text:tab/><text:tab/></text:span><text:span text:style-name="T3"><draw:frame draw:style-name="fr1" draw:name="Objekt25" text:anchor-type="as-char" svg:y="-0.377cm" svg:width="1.997cm" svg:height="0.531cm" draw:z-index="66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3"><text:span text:style-name="T3"><text:tab/><text:tab/><text:tab/></text:span><text:span text:style-name="T3"><draw:frame draw:style-name="fr1" draw:name="Objekt26" text:anchor-type="as-char" svg:y="-0.377cm" svg:width="2.45cm" svg:height="0.531cm" draw:z-index="6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0"/>
      <text:p text:style-name="P13"><text:span text:style-name="T3"><text:tab/><text:tab/><text:tab/></text:span><text:span text:style-name="T3"><draw:frame draw:style-name="fr1" draw:name="Objekt27" text:anchor-type="as-char" svg:y="-0.683cm" svg:width="1.52cm" svg:height="1.124cm" draw:z-index="68"><draw:object xlink:href="./Object 27" xlink:type="simple" xlink:show="embed" xlink:actuate="onLoad"/><draw:image xlink:href="./ObjectReplacements/Object 27" xlink:type="simple" xlink:show="embed" xlink:actuate="onLoad"/></draw:frame></text:span><text:span text:style-name="T3"><draw:frame draw:style-name="fr1" draw:name="Objekt28" text:anchor-type="as-char" svg:y="-0.683cm" svg:width="1.976cm" svg:height="1.124cm" draw:z-index="6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draw:frame draw:style-name="fr1" draw:name="Objekt29" text:anchor-type="as-char" svg:y="-0.683cm" svg:width="1.976cm" svg:height="1.124cm" draw:z-index="70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oft-page-break/><text:span text:style-name="T11">Elektrische Erscheinungen im Nichtleiter</text:span></text:p>
      <text:p text:style-name="P26"><text:span text:style-name="T13"/></text:p>
      <text:p text:style-name="P32"><text:span text:style-name="T12">Anwendungen:</text:span></text:p>
      <text:list xml:id="list2008799187" text:style-name="L13">
        <text:list-item>
          <text:p text:style-name="P29"><text:span text:style-name="T13">Dielektrische Polarisation</text:span></text:p>
        </text:list-item>
      </text:list>
      <text:list xml:id="list1255887207" text:style-name="L12">
        <text:list-item>
          <text:list>
            <text:list-header>
              <text:p text:style-name="P28"><text:span text:style-name="T13">→ ist ein Vorgang bei dem der Isolierstoff zwischen 2 Leitern leitend wird</text:span></text:p>
              <text:p text:style-name="P28"><text:span text:style-name="T13">→ Isolierstoff wird zerstört</text:span></text:p>
            </text:list-header>
          </text:list>
        </text:list-item>
      </text:list>
      <text:list xml:id="list256466461" text:style-name="L14">
        <text:list-item>
          <text:p text:style-name="P30"><text:span text:style-name="T13">Influenz</text:span></text:p>
          <text:list>
            <text:list-header>
              <text:p text:style-name="P30"><text:span text:style-name="T13">→ Prinzip Faradayscher Käfig</text:span></text:p>
              <text:p text:style-name="P30"><text:span text:style-name="T13">→ durch einbringen eines Leiterwerkstoffes (Kupfer) in das Feld eines Nichtleiters <text:s text:c="5"/></text:span></text:p>
              <text:p text:style-name="P30"><text:span text:style-name="T13"><text:s text:c="5"/>kommt es im Kupferleiter zu einem feldfreien Raum, welcher für Datenleitungen </text:span></text:p>
              <text:p text:style-name="P30"><text:span text:style-name="T13"><text:s text:c="5"/>genutzt wird</text:span></text:p>
            </text:list-header>
          </text:list>
        </text:list-item>
      </text:list>
      <text:p text:style-name="P26"><text:span text:style-name="T13"/></text:p>
      <text:p text:style-name="P32"><text:span text:style-name="T12">Kenngrößen:</text:span></text:p>
      <text:p text:style-name="P32"><text:span text:style-name="T13"><text:tab/>→ Speicherkapazität</text:span></text:p>
      <text:p text:style-name="P32"><text:span text:style-name="T13"><text:tab/><text:tab/></text:span><text:span text:style-name="T13"><draw:frame draw:style-name="fr2" draw:name="Objekt30" text:anchor-type="as-char" svg:y="-0.619cm" svg:width="2.785cm" svg:height="0.998cm" draw:z-index="71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2"><text:span text:style-name="T13"><text:tab/><text:tab/>A – Plattengröße in mm²</text:span></text:p>
      <text:p text:style-name="P32"><text:span text:style-name="T13"><text:tab/><text:tab/>l – Plattenabstand / Dicke des Isolators in mm</text:span></text:p>
      <text:p text:style-name="P32"><text:span text:style-name="T13"><text:tab/><text:tab/></text:span><text:span text:style-name="T13">Єo – Epsilon → 8,85 * 10</text:span><text:span text:style-name="T17">-12</text:span><text:span text:style-name="T13"> </text:span><text:span text:style-name="T13"><draw:frame draw:style-name="fr2" draw:name="Objekt31" text:anchor-type="as-char" svg:y="-0.619cm" svg:width="0.85cm" svg:height="0.998cm" draw:z-index="72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2"><text:span text:style-name="T13"><text:tab/><text:tab/>Єr – Isolierstoffart</text:span></text:p>
      <text:p text:style-name="P32"><text:span text:style-name="T13"/></text:p>
      <text:p text:style-name="P3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1131 902" svg:d="m564 0-564 902h1131z"/>
    <draw:marker draw:name="Arrowhead_20_2" draw:display-name="Arrowhead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1-11-14T12:10:10</meta:creation-date>
    <dc:date>2012-07-18T12:28:34</dc:date>
    <dc:creator>Markus Freitag</dc:creator>
    <meta:editing-duration>PT10H24M41S</meta:editing-duration>
    <meta:editing-cycles>22</meta:editing-cycles>
    <meta:generator>LibreOffice/3.4$Linux LibreOffice_project/340m1$Build-402</meta:generator>
    <meta:document-statistic meta:table-count="0" meta:image-count="0" meta:object-count="31" meta:page-count="5" meta:paragraph-count="130" meta:word-count="533" meta:character-count="3558" meta:non-whitespace-character-count="2849"/>
  </office:meta>
</office:document-meta>
</file>

<file path=Object 1/content.xml><?xml version="1.0" encoding="utf-8"?>
<math xmlns="http://www.w3.org/1998/Math/MathML">
  <semantics>
    <mrow>
      <mrow>
        <mrow>
          <mi>I</mi>
          <mo stretchy="false">=</mo>
          <mfrac>
            <mrow>
              <mi>Q</mi>
            </mrow>
            <mrow>
              <mi>t</mi>
            </mrow>
          </mfrac>
        </mrow>
        <mo stretchy="false">=</mo>
        <mfrac>
          <mrow>
            <mi mathvariant="italic">Ladung</mi>
          </mrow>
          <mrow>
            <mi mathvariant="italic">Zeit</mi>
          </mrow>
        </mfrac>
      </mrow>
    </mrow>
    <annotation encoding="StarMath 5.0">I={Q} over {t}={Ladung} over {Zeit}  
 </annotation>
  </semantics>
</math>
</file>

<file path=Object 10/content.xml><?xml version="1.0" encoding="utf-8"?>
<math xmlns="http://www.w3.org/1998/Math/MathML">
  <semantics>
    <mrow>
      <mi>∆</mi>
      <mrow>
        <mi>R</mi>
        <mo stretchy="false">=</mo>
        <mrow>
          <msub>
            <mi>α</mi>
            <mn>20</mn>
          </msub>
          <mo stretchy="false">∗</mo>
          <mi>∆</mi>
        </mrow>
      </mrow>
      <mrow>
        <mi>δ</mi>
        <mo stretchy="false">∗</mo>
        <msub>
          <mi>R</mi>
          <mn>20</mn>
        </msub>
      </mrow>
    </mrow>
    <annotation encoding="StarMath 5.0">∆R=α_20*∆δ*R_20</annotation>
  </semantics>
</math>
</file>

<file path=Object 11/content.xml><?xml version="1.0" encoding="utf-8"?>
<math xmlns="http://www.w3.org/1998/Math/MathML">
  <semantics>
    <mrow>
      <mrow>
        <msub>
          <mi>R</mi>
          <mi>W</mi>
        </msub>
        <mo stretchy="false">=</mo>
        <mrow>
          <msub>
            <mi>R</mi>
            <mn>20</mn>
          </msub>
          <mo stretchy="false">+</mo>
          <mrow>
            <mrow>
              <msub>
                <mi>R</mi>
                <mn>20</mn>
              </msub>
              <mo stretchy="false">∗</mo>
              <msub>
                <mi>α</mi>
                <mn>20</mn>
              </msub>
            </mrow>
            <mo stretchy="false">∗</mo>
            <mi>∆</mi>
          </mrow>
        </mrow>
      </mrow>
      <mi>δ</mi>
    </mrow>
    <annotation encoding="StarMath 5.0">R_W=R_20+R_20*α_20*∆δ</annotation>
  </semantics>
</math>
</file>

<file path=Object 12/content.xml><?xml version="1.0" encoding="utf-8"?>
<math xmlns="http://www.w3.org/1998/Math/MathML">
  <semantics>
    <mrow>
      <mrow>
        <mfrac>
          <mrow>
            <mrow>
              <mi mathvariant="italic">RW</mi>
              <mo stretchy="false">−</mo>
              <mi mathvariant="italic">R20</mi>
            </mrow>
          </mrow>
          <mrow>
            <mrow>
              <mi mathvariant="italic">R20</mi>
              <mo stretchy="false">∗</mo>
              <mi mathvariant="italic">α20</mi>
            </mrow>
          </mrow>
        </mfrac>
        <mo stretchy="false">=</mo>
        <mi>∆</mi>
      </mrow>
      <mi>δ</mi>
    </mrow>
    <annotation encoding="StarMath 5.0">{RW-R20} over {R20*α20}=∆δ</annotation>
  </semantics>
</math>
</file>

<file path=Object 13/content.xml><?xml version="1.0" encoding="utf-8"?>
<math xmlns="http://www.w3.org/1998/Math/MathML">
  <semantics>
    <mrow>
      <mrow>
        <mi>P</mi>
        <mo stretchy="false">=</mo>
        <mrow>
          <mi>U</mi>
          <mo stretchy="false">∗</mo>
          <mi>I</mi>
        </mrow>
      </mrow>
    </mrow>
    <annotation encoding="StarMath 5.0">P = U * I</annotation>
  </semantics>
</math>
</file>

<file path=Object 14/content.xml><?xml version="1.0" encoding="utf-8"?>
<math xmlns="http://www.w3.org/1998/Math/MathML">
  <semantics>
    <mrow>
      <mrow>
        <mi>P</mi>
        <mo stretchy="false">=</mo>
        <mrow>
          <mi>R</mi>
          <mo stretchy="false">∗</mo>
          <msup>
            <mi>I</mi>
            <mn>2</mn>
          </msup>
        </mrow>
      </mrow>
    </mrow>
    <annotation encoding="StarMath 5.0">P = R * I^2</annotation>
  </semantics>
</math>
</file>

<file path=Object 15/content.xml><?xml version="1.0" encoding="utf-8"?>
<math xmlns="http://www.w3.org/1998/Math/MathML">
  <semantics>
    <mrow>
      <mrow>
        <mi>P</mi>
        <mo stretchy="false">=</mo>
        <mfrac>
          <mrow>
            <mi mathvariant="italic">U²</mi>
          </mrow>
          <mrow>
            <mi>R</mi>
          </mrow>
        </mfrac>
      </mrow>
    </mrow>
    <annotation encoding="StarMath 5.0">P = {U²} over {R} </annotation>
  </semantics>
</math>
</file>

<file path=Object 16/content.xml><?xml version="1.0" encoding="utf-8"?>
<math xmlns="http://www.w3.org/1998/Math/MathML">
  <semantics>
    <mrow>
      <mrow>
        <mfrac>
          <mrow>
            <msub>
              <mi>U</mi>
              <mn>1</mn>
            </msub>
          </mrow>
          <mrow>
            <msub>
              <mi>U</mi>
              <mi mathvariant="italic">ges</mi>
            </msub>
          </mrow>
        </mfrac>
        <mo stretchy="false">=</mo>
        <mfrac>
          <mrow>
            <msub>
              <mi>R</mi>
              <mn>1</mn>
            </msub>
          </mrow>
          <mrow>
            <msub>
              <mi>R</mi>
              <mi mathvariant="italic">ges</mi>
            </msub>
          </mrow>
        </mfrac>
      </mrow>
    </mrow>
    <annotation encoding="StarMath 5.0">{U_1} over {U_ges}={R_1}over{R_ges}</annotation>
  </semantics>
</math>
</file>

<file path=Object 17/content.xml><?xml version="1.0" encoding="utf-8"?>
<math xmlns="http://www.w3.org/1998/Math/MathML">
  <semantics>
    <mrow>
      <mrow>
        <mfrac>
          <mrow>
            <msub>
              <mi>U</mi>
              <mn>1</mn>
            </msub>
          </mrow>
          <mrow>
            <msub>
              <mi>R</mi>
              <mn>1</mn>
            </msub>
          </mrow>
        </mfrac>
        <mo stretchy="false">=</mo>
        <mfrac>
          <mrow>
            <msub>
              <mi>U</mi>
              <mn>2</mn>
            </msub>
          </mrow>
          <mrow>
            <msub>
              <mi>R</mi>
              <mn>2</mn>
            </msub>
          </mrow>
        </mfrac>
      </mrow>
    </mrow>
    <annotation encoding="StarMath 5.0">{U_1}over{R_1}={U_2}over{R_2}</annotation>
  </semantics>
</math>
</file>

<file path=Object 18/content.xml><?xml version="1.0" encoding="utf-8"?>
<math xmlns="http://www.w3.org/1998/Math/MathML">
  <semantics>
    <mrow>
      <mrow>
        <mrow>
          <mrow>
            <mrow>
              <msub>
                <mi>U</mi>
                <mi mathvariant="italic">ges</mi>
              </msub>
            </mrow>
            <mo stretchy="false">=</mo>
            <mrow>
              <msub>
                <mi>U</mi>
                <mn>1</mn>
              </msub>
            </mrow>
          </mrow>
          <mo stretchy="false">=</mo>
          <mrow>
            <msub>
              <mi>U</mi>
              <mn>2</mn>
            </msub>
          </mrow>
        </mrow>
        <mo stretchy="false">=</mo>
        <mrow>
          <msub>
            <mi>U</mi>
            <mn>3</mn>
          </msub>
        </mrow>
      </mrow>
    </mrow>
    <annotation encoding="StarMath 5.0">{U_ges}={U_1}={U_2}={U_3}</annotation>
  </semantics>
</math>
</file>

<file path=Object 19/content.xml><?xml version="1.0" encoding="utf-8"?>
<math xmlns="http://www.w3.org/1998/Math/MathML">
  <semantics>
    <mrow>
      <mrow>
        <mrow>
          <mrow>
            <mrow>
              <msub>
                <mi>I</mi>
                <mi mathvariant="italic">ges</mi>
              </msub>
            </mrow>
            <mo stretchy="false">=</mo>
            <mrow>
              <msub>
                <mi>I</mi>
                <mn>1</mn>
              </msub>
            </mrow>
          </mrow>
          <mo stretchy="false">=</mo>
          <mrow>
            <msub>
              <mi>I</mi>
              <mn>2</mn>
            </msub>
          </mrow>
        </mrow>
        <mo stretchy="false">=</mo>
        <mrow>
          <msub>
            <mi>I</mi>
            <mn>3</mn>
          </msub>
        </mrow>
      </mrow>
    </mrow>
    <annotation encoding="StarMath 5.0">{I_ges}={I_1}={I_2}={I_3}</annotation>
  </semantics>
</math>
</file>

<file path=Object 2/content.xml><?xml version="1.0" encoding="utf-8"?>
<math xmlns="http://www.w3.org/1998/Math/MathML">
  <semantics>
    <mrow>
      <mrow>
        <mrow>
          <mo stretchy="false">[</mo>
          <mrow>
            <mi>I</mi>
          </mrow>
          <mo stretchy="false">]</mo>
        </mrow>
        <mo stretchy="false">=</mo>
        <mfrac>
          <mrow>
            <mi mathvariant="italic">As</mi>
          </mrow>
          <mrow>
            <mi>s</mi>
          </mrow>
        </mfrac>
      </mrow>
    </mrow>
    <annotation encoding="StarMath 5.0">[I]={As} over {s
} </annotation>
  </semantics>
</math>
</file>

<file path=Object 20/content.xml><?xml version="1.0" encoding="utf-8"?>
<math xmlns="http://www.w3.org/1998/Math/MathML">
  <semantics>
    <mrow>
      <mrow>
        <mfrac>
          <mrow>
            <mi>U</mi>
          </mrow>
          <mrow>
            <msub>
              <mi>R</mi>
              <mi mathvariant="italic">ges</mi>
            </msub>
          </mrow>
        </mfrac>
        <mo stretchy="false">=</mo>
        <mrow>
          <mrow>
            <mfrac>
              <mrow>
                <mi>U</mi>
              </mrow>
              <mrow>
                <msub>
                  <mi>R</mi>
                  <mn>1</mn>
                </msub>
              </mrow>
            </mfrac>
            <mo stretchy="false">+</mo>
            <mfrac>
              <mrow>
                <mi>U</mi>
              </mrow>
              <mrow>
                <msub>
                  <mi>R</mi>
                  <mn>2</mn>
                </msub>
              </mrow>
            </mfrac>
          </mrow>
          <mo stretchy="false">+</mo>
          <mfrac>
            <mrow>
              <mi>U</mi>
            </mrow>
            <mrow>
              <msub>
                <mi>R</mi>
                <mn>3</mn>
              </msub>
            </mrow>
          </mfrac>
        </mrow>
      </mrow>
    </mrow>
    <annotation encoding="StarMath 5.0">{U}over{R_ges}={U}over{R_1}+{U}over{R_2}+{U}over{R_3}</annotation>
  </semantics>
</math>
</file>

<file path=Object 21/content.xml><?xml version="1.0" encoding="utf-8"?>
<math xmlns="http://www.w3.org/1998/Math/MathML">
  <semantics>
    <mrow>
      <mrow>
        <mfrac>
          <mrow>
            <mn>1</mn>
          </mrow>
          <mrow>
            <msub>
              <mi>R</mi>
              <mi mathvariant="italic">ges</mi>
            </msub>
          </mrow>
        </mfrac>
        <mo stretchy="false">=</mo>
        <mrow>
          <mrow>
            <mfrac>
              <mrow>
                <mn>1</mn>
              </mrow>
              <mrow>
                <msub>
                  <mi>R</mi>
                  <mn>1</mn>
                </msub>
              </mrow>
            </mfrac>
            <mo stretchy="false">+</mo>
            <mfrac>
              <mrow>
                <mn>1</mn>
              </mrow>
              <mrow>
                <msub>
                  <mi>R</mi>
                  <mn>2</mn>
                </msub>
              </mrow>
            </mfrac>
          </mrow>
          <mo stretchy="false">+</mo>
          <mfrac>
            <mrow>
              <mn>1</mn>
            </mrow>
            <mrow>
              <msub>
                <mi>R</mi>
                <mn>3</mn>
              </msub>
            </mrow>
          </mfrac>
        </mrow>
      </mrow>
    </mrow>
    <annotation encoding="StarMath 5.0">{1}over{R_ges}={1}over{R_1}+{1}over{R_2}+{1}over{R_3}</annotation>
  </semantics>
</math>
</file>

<file path=Object 22/content.xml><?xml version="1.0" encoding="utf-8"?>
<math xmlns="http://www.w3.org/1998/Math/MathML">
  <semantics>
    <mrow>
      <mrow>
        <mrow>
          <msub>
            <mi>R</mi>
            <mi mathvariant="italic">ges</mi>
          </msub>
        </mrow>
        <mo stretchy="false">=</mo>
        <mfrac>
          <mrow>
            <mrow>
              <mrow>
                <msub>
                  <mi>R</mi>
                  <mn>1</mn>
                </msub>
              </mrow>
              <mo stretchy="false">∗</mo>
              <mrow>
                <msub>
                  <mi>R</mi>
                  <mn>2</mn>
                </msub>
              </mrow>
            </mrow>
          </mrow>
          <mrow>
            <mrow>
              <mrow>
                <msub>
                  <mi>R</mi>
                  <mn>1</mn>
                </msub>
              </mrow>
              <mo stretchy="false">+</mo>
              <mrow>
                <msub>
                  <mi>R</mi>
                  <mn>2</mn>
                </msub>
              </mrow>
            </mrow>
          </mrow>
        </mfrac>
      </mrow>
    </mrow>
    <annotation encoding="StarMath 5.0">{R_ges}={{R_1}*{R_2}}over{{R_1}+{R_2}}</annotation>
  </semantics>
</math>
</file>

<file path=Object 23/content.xml><?xml version="1.0" encoding="utf-8"?>
<math xmlns="http://www.w3.org/1998/Math/MathML">
  <semantics>
    <mrow>
      <mrow>
        <mrow>
          <mo stretchy="false">∑</mo>
          <mrow>
            <msub>
              <mi>I</mi>
              <mi mathvariant="italic">hin</mi>
            </msub>
          </mrow>
        </mrow>
        <mo stretchy="false">=</mo>
        <mrow>
          <mo stretchy="false">∑</mo>
          <mrow>
            <msub>
              <mi>I</mi>
              <mi mathvariant="italic">weg</mi>
            </msub>
          </mrow>
        </mrow>
      </mrow>
    </mrow>
    <annotation encoding="StarMath 5.0">sum {I_hin} = sum {I_weg}</annotation>
  </semantics>
</math>
</file>

<file path=Object 24/content.xml><?xml version="1.0" encoding="utf-8"?>
<math xmlns="http://www.w3.org/1998/Math/MathML">
  <semantics>
    <mrow>
      <mrow>
        <mrow>
          <mi>U</mi>
        </mrow>
        <mo stretchy="false">=</mo>
        <mrow>
          <mrow>
            <msub>
              <mi>R</mi>
              <mn>1</mn>
            </msub>
          </mrow>
          <mo stretchy="false">∗</mo>
          <mrow>
            <msub>
              <mi>I</mi>
              <mn>1</mn>
            </msub>
          </mrow>
        </mrow>
      </mrow>
    </mrow>
    <annotation encoding="StarMath 5.0">{U}={R_1}*{I_1}</annotation>
  </semantics>
</math>
</file>

<file path=Object 25/content.xml><?xml version="1.0" encoding="utf-8"?>
<math xmlns="http://www.w3.org/1998/Math/MathML">
  <semantics>
    <mrow>
      <mrow>
        <mrow>
          <mi>U</mi>
        </mrow>
        <mo stretchy="false">=</mo>
        <mrow>
          <mrow>
            <msub>
              <mi>R</mi>
              <mn>2</mn>
            </msub>
          </mrow>
          <mo stretchy="false">∗</mo>
          <mrow>
            <msub>
              <mi>I</mi>
              <mn>2</mn>
            </msub>
          </mrow>
        </mrow>
      </mrow>
    </mrow>
    <annotation encoding="StarMath 5.0">{U}={R_2}*{I_2}</annotation>
  </semantics>
</math>
</file>

<file path=Object 26/content.xml><?xml version="1.0" encoding="utf-8"?>
<math xmlns="http://www.w3.org/1998/Math/MathML">
  <semantics>
    <mrow>
      <mrow>
        <mrow>
          <mi>U</mi>
        </mrow>
        <mo stretchy="false">=</mo>
        <mrow>
          <mrow>
            <msub>
              <mi>R</mi>
              <mi mathvariant="italic">ges</mi>
            </msub>
          </mrow>
          <mo stretchy="false">∗</mo>
          <mrow>
            <msub>
              <mi>I</mi>
              <mi mathvariant="italic">ges</mi>
            </msub>
          </mrow>
        </mrow>
      </mrow>
    </mrow>
    <annotation encoding="StarMath 5.0">{U}={R_ges}*{I_ges}</annotation>
  </semantics>
</math>
</file>

<file path=Object 27/content.xml><?xml version="1.0" encoding="utf-8"?>
<math xmlns="http://www.w3.org/1998/Math/MathML">
  <semantics>
    <mrow>
      <mrow>
        <mfrac>
          <mrow>
            <msub>
              <mi>R</mi>
              <mn>1</mn>
            </msub>
          </mrow>
          <mrow>
            <msub>
              <mi>R</mi>
              <mn>2</mn>
            </msub>
          </mrow>
        </mfrac>
        <mo stretchy="false">=</mo>
        <mfrac>
          <mrow>
            <msub>
              <mi>I</mi>
              <mn>2</mn>
            </msub>
          </mrow>
          <mrow>
            <msub>
              <mi>I</mi>
              <mn>1</mn>
            </msub>
          </mrow>
        </mfrac>
      </mrow>
    </mrow>
    <annotation encoding="StarMath 5.0">{R_1}over{R_2}={I_2}over{I_1}</annotation>
  </semantics>
</math>
</file>

<file path=Object 28/content.xml><?xml version="1.0" encoding="utf-8"?>
<math xmlns="http://www.w3.org/1998/Math/MathML">
  <semantics>
    <mrow>
      <mrow>
        <mfrac>
          <mrow>
            <msub>
              <mi>R</mi>
              <mn>1</mn>
            </msub>
          </mrow>
          <mrow>
            <msub>
              <mi>R</mi>
              <mi mathvariant="italic">ges</mi>
            </msub>
          </mrow>
        </mfrac>
        <mo stretchy="false">=</mo>
        <mfrac>
          <mrow>
            <msub>
              <mi>I</mi>
              <mi mathvariant="italic">ges</mi>
            </msub>
          </mrow>
          <mrow>
            <msub>
              <mi>I</mi>
              <mn>1</mn>
            </msub>
          </mrow>
        </mfrac>
      </mrow>
    </mrow>
    <annotation encoding="StarMath 5.0">{R_1}over{R_ges}={I_ges}over{I_1}</annotation>
  </semantics>
</math>
</file>

<file path=Object 29/content.xml><?xml version="1.0" encoding="utf-8"?>
<math xmlns="http://www.w3.org/1998/Math/MathML">
  <semantics>
    <mrow>
      <mrow>
        <mfrac>
          <mrow>
            <msub>
              <mi>R</mi>
              <mn>2</mn>
            </msub>
          </mrow>
          <mrow>
            <msub>
              <mi>R</mi>
              <mi mathvariant="italic">ges</mi>
            </msub>
          </mrow>
        </mfrac>
        <mo stretchy="false">=</mo>
        <mfrac>
          <mrow>
            <msub>
              <mi>I</mi>
              <mi mathvariant="italic">ges</mi>
            </msub>
          </mrow>
          <mrow>
            <msub>
              <mi>I</mi>
              <mn>2</mn>
            </msub>
          </mrow>
        </mfrac>
      </mrow>
    </mrow>
    <annotation encoding="StarMath 5.0">{R_2}over{R_ges}={I_ges}over{I_2}</annotation>
  </semantics>
</math>
</file>

<file path=Object 3/content.xml><?xml version="1.0" encoding="utf-8"?>
<math xmlns="http://www.w3.org/1998/Math/MathML">
  <semantics>
    <mrow>
      <mrow>
        <mi>Q</mi>
        <mo stretchy="false">=</mo>
        <mrow>
          <mi>I</mi>
          <mo stretchy="false">∗</mo>
          <mi>t</mi>
        </mrow>
      </mrow>
    </mrow>
    <annotation encoding="StarMath 5.0">Q=I*t</annotation>
  </semantics>
</math>
</file>

<file path=Object 30/content.xml><?xml version="1.0" encoding="utf-8"?>
<math xmlns="http://www.w3.org/1998/Math/MathML">
  <semantics>
    <mrow>
      <mrow>
        <mi>C</mi>
        <mo stretchy="false">=</mo>
        <mfrac>
          <mrow>
            <mrow>
              <mrow>
                <mi mathvariant="italic">Єo</mi>
                <mo stretchy="false">∗</mo>
                <mi mathvariant="italic">Єr</mi>
              </mrow>
              <mo stretchy="false">∗</mo>
              <mi>A</mi>
            </mrow>
          </mrow>
          <mrow>
            <mi>l</mi>
          </mrow>
        </mfrac>
      </mrow>
    </mrow>
    <annotation encoding="StarMath 5.0">C = {Єo * Єr * A} over {l}</annotation>
  </semantics>
</math>
</file>

<file path=Object 31/content.xml><?xml version="1.0" encoding="utf-8"?>
<math xmlns="http://www.w3.org/1998/Math/MathML">
  <semantics>
    <mrow>
      <mfrac>
        <mrow>
          <mi mathvariant="italic">As</mi>
        </mrow>
        <mrow>
          <mi mathvariant="italic">Vm</mi>
        </mrow>
      </mfrac>
    </mrow>
    <annotation encoding="StarMath 5.0">{As}over{Vm}</annotation>
  </semantics>
</math>
</file>

<file path=Object 4/content.xml><?xml version="1.0" encoding="utf-8"?>
<math xmlns="http://www.w3.org/1998/Math/MathML">
  <semantics>
    <mrow>
      <mrow>
        <mi>I</mi>
        <mo stretchy="false">=</mo>
        <mfrac>
          <mrow>
            <mi>Q</mi>
          </mrow>
          <mrow>
            <mi>t</mi>
          </mrow>
        </mfrac>
      </mrow>
    </mrow>
    <annotation encoding="StarMath 5.0">I={Q} over {t}


</annotation>
  </semantics>
</math>
</file>

<file path=Object 5/content.xml><?xml version="1.0" encoding="utf-8"?>
<math xmlns="http://www.w3.org/1998/Math/MathML">
  <semantics>
    <mrow>
      <mrow>
        <mrow>
          <mo stretchy="false">[</mo>
          <mrow>
            <mi>S</mi>
          </mrow>
          <mo stretchy="false">]</mo>
        </mrow>
        <mo stretchy="false">=</mo>
        <mfrac>
          <mrow>
            <mi>A</mi>
          </mrow>
          <mrow>
            <mi mathvariant="italic">mm²</mi>
          </mrow>
        </mfrac>
      </mrow>
    </mrow>
    <annotation encoding="StarMath 5.0">[S]={A} over {mm²}
 </annotation>
  </semantics>
</math>
</file>

<file path=Object 6/content.xml><?xml version="1.0" encoding="utf-8"?>
<math xmlns="http://www.w3.org/1998/Math/MathML">
  <semantics>
    <mrow>
      <mrow>
        <mrow>
          <mi>S</mi>
          <mo stretchy="false">=</mo>
          <mfrac>
            <mrow>
              <mi>I</mi>
            </mrow>
            <mrow>
              <mi>A</mi>
            </mrow>
          </mfrac>
        </mrow>
        <mo stretchy="false">=</mo>
        <mfrac>
          <mrow>
            <mi mathvariant="italic">elektrischer</mi>
            <mi mathvariant="italic">Strom</mi>
          </mrow>
          <mrow>
            <mi mathvariant="italic">Leiterquerschnitt</mi>
          </mrow>
        </mfrac>
      </mrow>
    </mrow>
    <annotation encoding="StarMath 5.0">S={I} over {A}={elektrischer Strom} over {Leiterquerschnitt} 
</annotation>
  </semantics>
</math>
</file>

<file path=Object 7/content.xml><?xml version="1.0" encoding="utf-8"?>
<math xmlns="http://www.w3.org/1998/Math/MathML">
  <semantics>
    <mrow>
      <mrow>
        <mi>S</mi>
        <mo stretchy="false">=</mo>
        <mfrac>
          <mrow>
            <mi>I</mi>
          </mrow>
          <mrow>
            <mi>A</mi>
          </mrow>
        </mfrac>
      </mrow>
    </mrow>
    <annotation encoding="StarMath 5.0">S={I} over {A}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row>
            <mn>435mA</mn>
          </mrow>
          <mrow>
            <mn>0,75</mn>
            <mi mathvariant="italic">mm²</mi>
          </mrow>
        </mfrac>
      </mrow>
    </mrow>
    <annotation encoding="StarMath 5.0">S={435mA} over {0,75mm²}</annotation>
  </semantics>
</math>
</file>

<file path=Object 9/content.xml><?xml version="1.0" encoding="utf-8"?>
<math xmlns="http://www.w3.org/1998/Math/MathML">
  <semantics>
    <mrow>
      <mrow>
        <msub>
          <mi>R</mi>
          <mi>w</mi>
        </msub>
        <mo stretchy="false">=</mo>
        <mrow>
          <msub>
            <mi>R</mi>
            <mn>20</mn>
          </msub>
          <mo stretchy="false">+</mo>
          <mi>∆</mi>
        </mrow>
      </mrow>
      <mi>R</mi>
    </mrow>
    <annotation encoding="StarMath 5.0">R_w=R_20+∆R</annotation>
  </semantics>
</math>
</file>